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6DD93A37.png" manifest:media-type="image/png"/>
  <manifest:file-entry manifest:full-path="Pictures/10000201000003C00000003F9513D4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duinoAfternoon</presentation:footer-decl>
      <presentation:date-time-decl presentation:name="dtd1" presentation:source="fixed">Clerici, Crosta, Trentini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4.945cm" svg:height="3.175cm" svg:x="2.376cm" svg:y="1.749cm" presentation:class="title">
          <draw:text-box>
            <text:p><text:span text:style-name="T1">Arduitter</text:span>@ArduinoAfternoon</text:p>
          </draw:text-box>
        </draw:frame>
        <draw:frame presentation:style-name="pr2" draw:text-style-name="P1" draw:layer="layout" svg:width="24.945cm" svg:height="11.03cm" svg:x="2.376cm" svg:y="5.441cm" presentation:class="outline">
          <draw:text-box>
            <text:p text:style-name="P1"/>
            <text:p text:style-name="P1">Clerici, Crosta, Trentini</text:p>
            <text:p text:style-name="P1"/>
            <text:p text:style-name="P1">http://arduinoafternoon.di.unimi.i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4.945cm" svg:height="3.175cm" svg:x="2.376cm" svg:y="1.749cm" presentation:class="title">
          <draw:text-box>
            <text:p><text:span text:style-name="T1">Arduitter</text:span>@ArduinoAfternoon</text:p>
          </draw:text-box>
        </draw:frame>
        <draw:frame presentation:style-name="pr2" draw:layer="layout" svg:width="24.945cm" svg:height="11.03cm" svg:x="2.376cm" svg:y="5.441cm" presentation:class="outline" presentation:user-transformed="true">
          <draw:text-box>
            <text:p text:style-name="P1"><text:span text:style-name="T2">http://arduinoafternoon.di.unimi.it</text:span></text:p>
            <text:p/>
            <text:p>Twitter account: <text:span text:style-name="T1">@arduitter_unimi</text:span></text:p>
            <text:p>Tweet-comandi: <text:span text:style-name="T1">#arduittercommand </text:span>+ (uno dei seguenti)</text:p>
            <text:p><text:span text:style-name="T1"><text:s text:c="15"/></text:span><text:span text:style-name="T1">forward/&lt;param&gt;</text:span></text:p>
            <text:p><text:span text:style-name="T1"><text:s text:c="15"/></text:span><text:span text:style-name="T1">backward/&lt;param&gt;</text:span></text:p>
            <text:p><text:span text:style-name="T1"><text:s text:c="15"/></text:span><text:span text:style-name="T1">leftwheelforward/&lt;param&gt;</text:span></text:p>
            <text:p><text:span text:style-name="T1"><text:s text:c="15"/></text:span><text:span text:style-name="T1">leftwheelbackward/&lt;param&gt;</text:span></text:p>
            <text:p><text:span text:style-name="T1"><text:s text:c="15"/></text:span><text:span text:style-name="T1">rightwheelforward/&lt;param&gt;</text:span></text:p>
            <text:p><text:span text:style-name="T1"><text:s text:c="15"/></text:span><text:span text:style-name="T1">rightwheelbackward/&lt;param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2" svg:font-family="StarSymbol, 'Arial Unicode MS'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Corpo_20_Paragrafi" style:display-name="Corpo Paragrafi" style:family="graphic">
      <style:paragraph-properties fo:margin-left="0cm" fo:margin-right="0cm" fo:text-indent="2.207cm" style:text-autospace="none"/>
      <style:text-properties style:font-name="Arial1" fo:font-family="Arial" style:font-family-generic="swiss" style:font-pitch="variable" fo:font-size="10pt" fo:language="en" fo:country="US" style:language-asian="en" style:country-asian="US" style:font-name-complex="Arial1" style:font-family-complex="Arial" style:font-family-generic-complex="swiss" style:font-pitch-complex="variable" style:font-size-complex="10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4pt" fo:font-style="italic" fo:font-weight="bold" style:font-name-asian="DejaVu Sans1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cc66" draw:textarea-horizontal-align="left" draw:textarea-vertical-align="top" draw:auto-grow-height="false" fo:padding-top="0.13cm" fo:padding-bottom="0.13cm" fo:padding-left="0.25cm" fo:padding-right="0.25cm" fo:wrap-option="wrap" draw:shadow-color="#006ba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cc66"/>
      <style:paragraph-properties fo:text-align="center" style:writing-mode="lr-tb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draw:name="Picture 10" draw:style-name="Mgr3" draw:text-style-name="MP5" draw:layer="backgroundobjects" svg:width="27.718cm" svg:height="1.657cm" svg:x="0.988cm" svg:y="18.371cm">
        <draw:image xlink:href="Pictures/10000201000003C00000003F9513D4AB.png" xlink:type="simple" xlink:show="embed" xlink:actuate="onLoad">
          <text:p/>
        </draw:image>
      </draw:frame>
      <draw:frame draw:name="Picture 12" draw:style-name="Mgr4" draw:text-style-name="MP6" draw:layer="backgroundobjects" svg:width="3.073cm" svg:height="0.991cm" svg:x="15.781cm" svg:y="18.627cm">
        <draw:image xlink:href="Pictures/10000201000000580000001F6DD93A37.png" xlink:type="simple" xlink:show="embed" xlink:actuate="onLoad">
          <text:p/>
        </draw:image>
      </draw:frame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4.95cm" svg:height="1.311cm" svg:x="1.485cm" svg:y="18.58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8" draw:layer="backgroundobjects" svg:width="8.786cm" svg:height="1.311cm" svg:x="6.807cm" svg:y="18.58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4.453cm" svg:height="1.311cm" svg:x="19.403cm" svg:y="18.58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4.945cm" svg:height="3.175cm" svg:x="2.376cm" svg:y="1.749cm" presentation:class="title" presentation:placeholder="true">
        <draw:text-box/>
      </draw:frame>
      <draw:frame presentation:style-name="Default_5f_-outline1" draw:layer="backgroundobjects" svg:width="24.945cm" svg:height="11.03cm" svg:x="2.376cm" svg:y="5.441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trentini</meta:initial-creator>
    <meta:creation-date>2011-05-01T09:53:17</meta:creation-date>
    <meta:editing-duration>P1DT13H33M31S</meta:editing-duration>
    <meta:editing-cycles>185</meta:editing-cycles>
    <dc:date>2015-11-13T12:29:30.402061562</dc:date>
    <meta:generator>LibreOffice/4.4.6.3$Linux_X86_64 LibreOffice_project/40m0$Build-3</meta:generator>
    <meta:print-date>2015-11-13T12:28:15.338110666</meta:print-date>
    <meta:document-statistic meta:object-count="35"/>
  </office:meta>
</office:document-meta>
</file>